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075in"/>
    </style:style>
    <style:style style:name="co2" style:family="table-column">
      <style:table-column-properties fo:break-before="auto" style:column-width="1.9591in"/>
    </style:style>
    <style:style style:name="co3" style:family="table-column">
      <style:table-column-properties fo:break-before="auto" style:column-width="1.5126in"/>
    </style:style>
    <style:style style:name="co4" style:family="table-column">
      <style:table-column-properties fo:break-before="auto" style:column-width="1.752in"/>
    </style:style>
    <style:style style:name="co5" style:family="table-column">
      <style:table-column-properties fo:break-before="auto" style:column-width="4.451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862in"/>
    </style:style>
    <style:style style:name="co8" style:family="table-column">
      <style:table-column-properties fo:break-before="auto" style:column-width="1.6543in"/>
    </style:style>
    <style:style style:name="co9" style:family="table-column">
      <style:table-column-properties fo:break-before="auto" style:column-width="1.1425in"/>
    </style:style>
    <style:style style:name="co10" style:family="table-column">
      <style:table-column-properties fo:break-before="auto" style:column-width="1.2839in"/>
    </style:style>
    <style:style style:name="co11" style:family="table-column">
      <style:table-column-properties fo:break-before="auto" style:column-width="1.3492in"/>
    </style:style>
    <style:style style:name="co12" style:family="table-column">
      <style:table-column-properties fo:break-before="auto" style:column-width="1.0228in"/>
    </style:style>
    <style:style style:name="co13" style:family="table-column">
      <style:table-column-properties fo:break-before="auto" style:column-width="1.403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</style:style>
  </office:automatic-styles>
  <office:body>
    <office:spreadsheet>
      <table:table table:name="register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Number</text:p>
          </table:table-cell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Notes</text:p>
          </table:table-cell>
          <table:table-cell office:value-type="string">
            <text:p>Bit Range</text:p>
          </table:table-cell>
          <table:table-cell office:value-type="string">
            <text:p>Functions</text:p>
          </table:table-cell>
          <table:table-cell office:value-type="string">
            <text:p>Data Direction (to function)</text:p>
          </table:table-cell>
          <table:table-cell office:value-type="string">
            <text:p>Use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R0</text:p>
          </table:table-cell>
          <table:table-cell office:value-type="string">
            <text:p>0x00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office:value-type="string">
            <text:p>0x01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2</text:p>
          </table:table-cell>
          <table:table-cell office:value-type="string">
            <text:p>0x02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R3</text:p>
          </table:table-cell>
          <table:table-cell office:value-type="string">
            <text:p>0x03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R4</text:p>
          </table:table-cell>
          <table:table-cell office:value-type="string">
            <text:p>0x04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5</text:p>
          </table:table-cell>
          <table:table-cell office:value-type="string">
            <text:p>0x05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R6</text:p>
          </table:table-cell>
          <table:table-cell office:value-type="string">
            <text:p>0x06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R7</text:p>
          </table:table-cell>
          <table:table-cell office:value-type="string">
            <text:p>0x07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8</text:p>
          </table:table-cell>
          <table:table-cell office:value-type="string">
            <text:p>0x08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R9</text:p>
          </table:table-cell>
          <table:table-cell office:value-type="string">
            <text:p>0x09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R10</text:p>
          </table:table-cell>
          <table:table-cell office:value-type="string">
            <text:p>0x0A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R11</text:p>
          </table:table-cell>
          <table:table-cell office:value-type="string">
            <text:p>0x0B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R12</text:p>
          </table:table-cell>
          <table:table-cell office:value-type="string">
            <text:p>0x0C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13</text:p>
          </table:table-cell>
          <table:table-cell office:value-type="string">
            <text:p>0x0D</text:p>
          </table:table-cell>
          <table:table-cell/>
          <table:table-cell office:value-type="string">
            <text:p>[7:0]</text:p>
          </table:table-cell>
          <table:table-cell office:value-type="string">
            <text:p>READ_STATUS</text:p>
          </table:table-cell>
          <table:table-cell office:value-type="string">
            <text:p>Out</text:p>
          </table:table-cell>
          <table:table-cell office:value-type="string">
            <text:p>Current LCD address counter contents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14</text:p>
          </table:table-cell>
          <table:table-cell office:value-type="string">
            <text:p>0x0E</text:p>
          </table:table-cell>
          <table:table-cell/>
          <table:table-cell office:value-type="string">
            <text:p>[7:0]</text:p>
          </table:table-cell>
          <table:table-cell office:value-type="string">
            <text:p>WRITE_CMD</text:p>
          </table:table-cell>
          <table:table-cell office:value-type="string">
            <text:p>In</text:p>
          </table:table-cell>
          <table:table-cell office:value-type="string">
            <text:p>LCD Command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15</text:p>
          </table:table-cell>
          <table:table-cell office:value-type="string">
            <text:p>0x0F</text:p>
          </table:table-cell>
          <table:table-cell/>
          <table:table-cell office:value-type="string">
            <text:p>[0]</text:p>
          </table:table-cell>
          <table:table-cell office:value-type="string">
            <text:p>WRITE_CMD</text:p>
          </table:table-cell>
          <table:table-cell office:value-type="string">
            <text:p>In</text:p>
          </table:table-cell>
          <table:table-cell office:value-type="string">
            <text:p>Bus width (0 = 4-bit, 1 = 8-bit)</text:p>
          </table:table-cell>
        </table:table-row>
        <table:table-row table:style-name="ro2">
          <table:table-cell table:number-columns-repeated="4"/>
          <table:table-cell office:value-type="string">
            <text:p>[1]</text:p>
          </table:table-cell>
          <table:table-cell table:style-name="Default" office:value-type="string">
            <text:p>WRITE_CMD</text:p>
          </table:table-cell>
          <table:table-cell office:value-type="string">
            <text:p>In</text:p>
          </table:table-cell>
          <table:table-cell office:value-type="string">
            <text:p>4-bit setup mode? (mimic 8-bit interface) (0 = no, 1 = yes)</text:p>
          </table:table-cell>
        </table:table-row>
        <table:table-row table:style-name="ro1">
          <table:table-cell table:number-columns-repeated="4"/>
          <table:table-cell office:value-type="string">
            <text:p>[2]</text:p>
          </table:table-cell>
          <table:table-cell office:value-type="string">
            <text:p>WRITE_CMD</text:p>
          </table:table-cell>
          <table:table-cell office:value-type="string">
            <text:p>In</text:p>
          </table:table-cell>
          <table:table-cell office:value-type="string">
            <text:p>Wait on BF? (0 = yes, 1 = no)</text:p>
          </table:table-cell>
        </table:table-row>
        <table:table-row table:style-name="ro3">
          <table:table-cell table:number-columns-repeated="4"/>
          <table:table-cell office:value-type="string">
            <text:p>[3]</text:p>
          </table:table-cell>
          <table:table-cell office:value-type="string">
            <text:p>WAIT_BUSY, WRITE_CMD</text:p>
          </table:table-cell>
          <table:table-cell office:value-type="string">
            <text:p>Out</text:p>
          </table:table-cell>
          <table:table-cell office:value-type="string">
            <text:p>Timed-out? (0 = no, 1 = yes)</text:p>
          </table:table-cell>
        </table:table-row>
        <table:table-row table:style-name="ro1">
          <table:table-cell table:number-columns-repeated="4"/>
          <table:table-cell office:value-type="string">
            <text:p>[4]</text:p>
          </table:table-cell>
          <table:table-cell office:value-type="string">
            <text:p>READ_STATUS</text:p>
          </table:table-cell>
          <table:table-cell office:value-type="string">
            <text:p>Out</text:p>
          </table:table-cell>
          <table:table-cell office:value-type="string">
            <text:p>Busy flag (0 = ready, 1 = busy)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R16</text:p>
          </table:table-cell>
          <table:table-cell office:value-type="string">
            <text:p>0x10</text:p>
          </table:table-cell>
          <table:table-cell office:value-type="string">
            <text:p>Transferable to I/O memory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R17</text:p>
          </table:table-cell>
          <table:table-cell office:value-type="string">
            <text:p>0x11</text:p>
          </table:table-cell>
          <table:table-cell office:value-type="string">
            <text:p>Transferable to I/O memory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R18</text:p>
          </table:table-cell>
          <table:table-cell office:value-type="string">
            <text:p>0x12</text:p>
          </table:table-cell>
          <table:table-cell office:value-type="string">
            <text:p>Transferable to I/O memory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R19</text:p>
          </table:table-cell>
          <table:table-cell office:value-type="string">
            <text:p>0x13</text:p>
          </table:table-cell>
          <table:table-cell office:value-type="string">
            <text:p>Transferable to I/O memory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R20</text:p>
          </table:table-cell>
          <table:table-cell office:value-type="string">
            <text:p>0x14</text:p>
          </table:table-cell>
          <table:table-cell office:value-type="string">
            <text:p>Transferable to I/O memory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R21</text:p>
          </table:table-cell>
          <table:table-cell office:value-type="string">
            <text:p>0x15</text:p>
          </table:table-cell>
          <table:table-cell office:value-type="string">
            <text:p>Transferable to I/O memory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R22</text:p>
          </table:table-cell>
          <table:table-cell office:value-type="string">
            <text:p>0x16</text:p>
          </table:table-cell>
          <table:table-cell office:value-type="string">
            <text:p>Transferable to I/O memory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R23</text:p>
          </table:table-cell>
          <table:table-cell office:value-type="string">
            <text:p>0x17</text:p>
          </table:table-cell>
          <table:table-cell office:value-type="string">
            <text:p>Transferable to I/O memory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R24</text:p>
          </table:table-cell>
          <table:table-cell office:value-type="string">
            <text:p>0x18</text:p>
          </table:table-cell>
          <table:table-cell office:value-type="string">
            <text:p>Transferable to I/O memory</text:p>
          </table:table-cell>
          <table:table-cell office:value-type="string">
            <text:p>[7:0]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R25</text:p>
          </table:table-cell>
          <table:table-cell office:value-type="string">
            <text:p>0x19</text:p>
          </table:table-cell>
          <table:table-cell office:value-type="string">
            <text:p>Transferable to I/O memory</text:p>
          </table:table-cell>
          <table:table-cell office:value-type="string">
            <text:p>[7:0]</text:p>
          </table:table-cell>
          <table:table-cell office:value-type="string">
            <text:p>WAIT, WAIT_BUSY, WRITE_CMD</text:p>
          </table:table-cell>
          <table:table-cell office:value-type="string">
            <text:p>In</text:p>
          </table:table-cell>
          <table:table-cell office:value-type="string">
            <text:p>Time-out value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R26</text:p>
          </table:table-cell>
          <table:table-cell office:value-type="string">
            <text:p>0x1A</text:p>
          </table:table-cell>
          <table:table-cell office:value-type="string">
            <text:p>X-register low byte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R27</text:p>
          </table:table-cell>
          <table:table-cell office:value-type="string">
            <text:p>0x1B</text:p>
          </table:table-cell>
          <table:table-cell office:value-type="string">
            <text:p>X-register high byte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R28</text:p>
          </table:table-cell>
          <table:table-cell office:value-type="string">
            <text:p>0x1C</text:p>
          </table:table-cell>
          <table:table-cell office:value-type="string">
            <text:p>Y-register low byte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R29</text:p>
          </table:table-cell>
          <table:table-cell office:value-type="string">
            <text:p>0x1D</text:p>
          </table:table-cell>
          <table:table-cell office:value-type="string">
            <text:p>Y-register high byte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R30</text:p>
          </table:table-cell>
          <table:table-cell office:value-type="string">
            <text:p>0x1E</text:p>
          </table:table-cell>
          <table:table-cell office:value-type="string">
            <text:p>Z-register low byte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R31</text:p>
          </table:table-cell>
          <table:table-cell office:value-type="string">
            <text:p>0x1F</text:p>
          </table:table-cell>
          <table:table-cell office:value-type="string">
            <text:p>Z-register high byte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2" table:number-rows-repeated="104853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pin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office:value-type="string">
            <text:p>Pin Number</text:p>
          </table:table-cell>
          <table:table-cell office:value-type="string">
            <text:p>Default Function</text:p>
          </table:table-cell>
          <table:table-cell office:value-type="string">
            <text:p>Other Functions</text:p>
          </table:table-cell>
          <table:table-cell office:value-type="string">
            <text:p>Current Function</text:p>
          </table:table-cell>
          <table:table-cell office:value-type="string">
            <text:p>Memory Location</text:p>
          </table:table-cell>
          <table:table-cell office:value-type="string">
            <text:p>Other Definitions</text:p>
          </table:table-cell>
          <table:table-cell office:value-type="string">
            <text:p>Use</text:p>
          </table:table-cell>
          <table:table-cell office:value-type="string">
            <text:p>Data Direction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C6</text:p>
          </table:table-cell>
          <table:table-cell office:value-type="string">
            <text:p>PCINT14/RESET'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D0</text:p>
          </table:table-cell>
          <table:table-cell office:value-type="string">
            <text:p>PCINT16/RXD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D1</text:p>
          </table:table-cell>
          <table:table-cell office:value-type="string">
            <text:p>PCINT17/TXD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PD2</text:p>
          </table:table-cell>
          <table:table-cell office:value-type="string">
            <text:p>PCINT18/INT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D3</text:p>
          </table:table-cell>
          <table:table-cell office:value-type="string">
            <text:p>PCINT19/OC2B/INT1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PD4</text:p>
          </table:table-cell>
          <table:table-cell office:value-type="string">
            <text:p>PCINT20/XCK/T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VCC</text:p>
          </table:table-cell>
          <table:table-cell/>
          <table:table-cell office:value-type="string">
            <text:p>VCC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GND</text:p>
          </table:table-cell>
          <table:table-cell/>
          <table:table-cell office:value-type="string">
            <text:p>GND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PB6</text:p>
          </table:table-cell>
          <table:table-cell office:value-type="string">
            <text:p>TCINT6/XTAL1/TOXC1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B7</text:p>
          </table:table-cell>
          <table:table-cell office:value-type="string">
            <text:p>PCINT7/XTAL2/TOSC2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PD5</text:p>
          </table:table-cell>
          <table:table-cell office:value-type="string">
            <text:p>PCINT21/OC0B/T1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PD6</text:p>
          </table:table-cell>
          <table:table-cell office:value-type="string">
            <text:p>PCINT22/OC0A/AIN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PD7</text:p>
          </table:table-cell>
          <table:table-cell office:value-type="string">
            <text:p>PCINT23/AIN1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PB0</text:p>
          </table:table-cell>
          <table:table-cell office:value-type="string">
            <text:p>PCINT0/CLKO/ICP1</text:p>
          </table:table-cell>
          <table:table-cell office:value-type="string">
            <text:p>PB0</text:p>
          </table:table-cell>
          <table:table-cell office:value-type="string">
            <text:p>PORTB[PORTB0]</text:p>
          </table:table-cell>
          <table:table-cell office:value-type="string">
            <text:p>CTRL[RW]</text:p>
          </table:table-cell>
          <table:table-cell office:value-type="string">
            <text:p>LCD Read/Write</text:p>
          </table:table-cell>
          <table:table-cell office:value-type="string">
            <text:p>Output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PB1</text:p>
          </table:table-cell>
          <table:table-cell office:value-type="string">
            <text:p>OC1A/PCINT1</text:p>
          </table:table-cell>
          <table:table-cell office:value-type="string">
            <text:p>PB1</text:p>
          </table:table-cell>
          <table:table-cell office:value-type="string">
            <text:p>PORTB[PORTB1]</text:p>
          </table:table-cell>
          <table:table-cell office:value-type="string">
            <text:p>CTRL[RS]</text:p>
          </table:table-cell>
          <table:table-cell office:value-type="string">
            <text:p>LCD Register Select</text:p>
          </table:table-cell>
          <table:table-cell office:value-type="string">
            <text:p>Output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PB2</text:p>
          </table:table-cell>
          <table:table-cell office:value-type="string">
            <text:p>SS'/OC1B/PCINT2</text:p>
          </table:table-cell>
          <table:table-cell office:value-type="string">
            <text:p>PB2</text:p>
          </table:table-cell>
          <table:table-cell office:value-type="string">
            <text:p>PORTB[PORTB2]</text:p>
          </table:table-cell>
          <table:table-cell office:value-type="string">
            <text:p>CTRL[E]</text:p>
          </table:table-cell>
          <table:table-cell office:value-type="string">
            <text:p>LCD Enable</text:p>
          </table:table-cell>
          <table:table-cell office:value-type="string">
            <text:p>Output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PB3</text:p>
          </table:table-cell>
          <table:table-cell office:value-type="string">
            <text:p>MOSI/OC2A/PCINT3</text:p>
          </table:table-cell>
          <table:table-cell office:value-type="string">
            <text:p>PB3</text:p>
          </table:table-cell>
          <table:table-cell office:value-type="string">
            <text:p>PORTB[PORTB3]</text:p>
          </table:table-cell>
          <table:table-cell/>
          <table:table-cell office:value-type="string">
            <text:p>LCD Setup OK LED</text:p>
          </table:table-cell>
          <table:table-cell office:value-type="string">
            <text:p>Output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PB4</text:p>
          </table:table-cell>
          <table:table-cell office:value-type="string">
            <text:p>MISO/PCIN4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PB5</text:p>
          </table:table-cell>
          <table:table-cell office:value-type="string">
            <text:p>SCK/PCINT5</text:p>
          </table:table-cell>
          <table:table-cell table:number-columns-repeated="6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AVCC</text:p>
          </table:table-cell>
          <table:table-cell/>
          <table:table-cell office:value-type="string">
            <text:p>AVCC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AREF</text:p>
          </table:table-cell>
          <table:table-cell/>
          <table:table-cell office:value-type="string">
            <text:p>AREF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GND</text:p>
          </table:table-cell>
          <table:table-cell/>
          <table:table-cell office:value-type="string">
            <text:p>GND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PC0</text:p>
          </table:table-cell>
          <table:table-cell office:value-type="string">
            <text:p>ADC0/PCINT8</text:p>
          </table:table-cell>
          <table:table-cell office:value-type="string">
            <text:p>PC0</text:p>
          </table:table-cell>
          <table:table-cell office:value-type="string">
            <text:p>PORTC[PORTC0]</text:p>
          </table:table-cell>
          <table:table-cell office:value-type="string">
            <text:p>DATA[DB1]</text:p>
          </table:table-cell>
          <table:table-cell office:value-type="string">
            <text:p>LCD Data[4]</text:p>
          </table:table-cell>
          <table:table-cell office:value-type="string">
            <text:p>Input/Output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PC1</text:p>
          </table:table-cell>
          <table:table-cell office:value-type="string">
            <text:p>ADC1/PCINT9</text:p>
          </table:table-cell>
          <table:table-cell office:value-type="string">
            <text:p>PC1</text:p>
          </table:table-cell>
          <table:table-cell office:value-type="string">
            <text:p>PORTC[PORTC1]</text:p>
          </table:table-cell>
          <table:table-cell office:value-type="string">
            <text:p>DATA[DB2]</text:p>
          </table:table-cell>
          <table:table-cell office:value-type="string">
            <text:p>LCD Data[5]</text:p>
          </table:table-cell>
          <table:table-cell office:value-type="string">
            <text:p>Input/Output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C2</text:p>
          </table:table-cell>
          <table:table-cell office:value-type="string">
            <text:p>ADC2/PCINT10</text:p>
          </table:table-cell>
          <table:table-cell office:value-type="string">
            <text:p>PC2</text:p>
          </table:table-cell>
          <table:table-cell office:value-type="string">
            <text:p>PORTC[PORTC2]</text:p>
          </table:table-cell>
          <table:table-cell office:value-type="string">
            <text:p>DATA[DB3]</text:p>
          </table:table-cell>
          <table:table-cell office:value-type="string">
            <text:p>LCD Data[6]</text:p>
          </table:table-cell>
          <table:table-cell office:value-type="string">
            <text:p>Input/Output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C3</text:p>
          </table:table-cell>
          <table:table-cell office:value-type="string">
            <text:p>ADC3/PCINT11</text:p>
          </table:table-cell>
          <table:table-cell office:value-type="string">
            <text:p>PC3</text:p>
          </table:table-cell>
          <table:table-cell office:value-type="string">
            <text:p>PORTC[PORTC3]</text:p>
          </table:table-cell>
          <table:table-cell office:value-type="string">
            <text:p>DATA[DB4]</text:p>
          </table:table-cell>
          <table:table-cell office:value-type="string">
            <text:p>LCD Data[7]</text:p>
          </table:table-cell>
          <table:table-cell office:value-type="string">
            <text:p>Input/Output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PC4</text:p>
          </table:table-cell>
          <table:table-cell office:value-type="string">
            <text:p>ADC4/SDA/PCINT12</text:p>
          </table:table-cell>
          <table:table-cell table:number-columns-repeated="6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C5</text:p>
          </table:table-cell>
          <table:table-cell office:value-type="string">
            <text:p>ADC5/SCL/PCINT1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7">00/00/0000</text:date>, <text:time style:data-style-name="N2" text:time-value="0000-00-00T06:38:19.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6T19:46:15.97</meta:creation-date>
    <dc:date>2013-07-17T21:25:23.86</dc:date>
    <meta:editing-duration>PT3H22M41S</meta:editing-duration>
    <meta:editing-cycles>19</meta:editing-cycles>
    <meta:generator>LibreOffice/4.0.3.3$Windows_x86 LibreOffice_project/0eaa50a932c8f2199a615e1eb30f7ac74279539</meta:generator>
    <meta:document-statistic meta:table-count="2" meta:cell-count="311" meta:object-count="0"/>
  </office:meta>
</office:document-meta>
</file>